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2594in" svg:height="4.2in" svg:x="1.8118in" svg:y="0in">
            <draw:object draw:notify-on-update-of-ranges="Sheet1.A1:Sheet1.A1 Sheet1.A2:Sheet1.A14 Sheet1.B1:Sheet1.B1 Sheet1.B2:Sheet1.B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oltage (V)</text:p>
          </table:table-cell>
          <table:table-cell office:value-type="string" calcext:value-type="string">
            <text:p>Flow (L/min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49" calcext:value-type="float">
            <text:p>2.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4:26:12.023404031</meta:creation-date>
    <dc:date>2014-06-18T14:35:14.597311598</dc:date>
    <meta:editing-duration>P0D</meta:editing-duration>
    <meta:editing-cycles>1</meta:editing-cycles>
    <meta:document-statistic meta:table-count="1" meta:cell-count="28" meta:object-count="1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44cm" svg:height="10.669cm" xlink:href=".." xlink:type="simple" chart:class="chart:scatter" chart:style-name="ch1">
        <chart:title svg:x="7.086cm" svg:y="0.349cm" chart:style-name="ch2">
          <text:p>Flowrate at P = 5 psi</text:p>
        </chart:title>
        <chart:plot-area chart:style-name="ch3" table:cell-range-address="Sheet1.A1:Sheet1.B14" chart:data-source-has-labels="row" svg:x="1.379cm" svg:y="1.767cm" svg:width="16.325cm" svg:height="7.708cm">
          <chartooo:coordinate-region svg:x="2.106cm" svg:y="1.966cm" svg:width="15.411cm" svg:height="6.862cm"/>
          <chart:axis chart:dimension="x" chart:name="primary-x" chart:style-name="ch4">
            <chart:title svg:x="8.677cm" svg:y="9.688cm" chart:style-name="ch5">
              <text:p>Voltage (V)</text:p>
            </chart:title>
            <chart:grid chart:style-name="ch6" chart:class="major"/>
          </chart:axis>
          <chart:axis chart:dimension="y" chart:name="primary-y" chart:style-name="ch4">
            <chart:title svg:x="0.451cm" svg:y="6.842cm" chart:style-name="ch7">
              <text:p>Flowrate (L/min)</text:p>
            </chart:title>
            <chart:grid chart:style-name="ch6" chart:class="major"/>
          </chart:axis>
          <chart:series chart:style-name="ch8" chart:values-cell-range-address="Sheet1.B2:Sheet1.B14" chart:label-cell-address="Sheet1.B1:Sheet1.B1" chart:class="chart:scatter">
            <chart:domain table:cell-range-address="Sheet1.A2:Sheet1.A14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ow (L/min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14</svg:desc>
                </draw:g>
              </table:table-cell>
              <table:table-cell office:value-type="float" office:value="0.04">
                <text:p>0.04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">
                <text:p>6.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5">
                <text:p>10.5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2.49">
                <text:p>2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